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TakaoPGothic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text-properties style:font-name="TakaoPGothic" fo:font-size="10pt" fo:font-weight="normal" style:font-size-asian="8.75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T3" style:family="text">
      <style:text-properties style:font-name="TakaoPGothic" fo:font-size="10pt" fo:font-weight="normal" style:font-size-asian="8.75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ores</text:p>
      <text:p text:style-name="P2"/>
      <text:p text:style-name="P1">Usuario: <text:span text:style-name="T1">Es un actor del sistema que ha sido registrado en el sitio del sistema y cuenta con <text:s/>privilegios de uso.</text:span></text:p>
      <text:p text:style-name="P3"/>
      <text:p text:style-name="Standard"><text:span text:style-name="T2">Usuario Amigo:</text:span> <text:span text:style-name="T3">Es un actor del sistema que tiene una relación de amistad con el usuario y el cual tiene <text:s/>determinados privilegios de relación con el usuario princip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4-17T22:22:59</meta:creation-date>
    <dc:date>2011-04-23T17:31:48</dc:date>
    <dc:creator>ing gargantini</dc:creator>
    <meta:editing-duration>PT2M44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3" meta:word-count="50" meta:character-count="287"/>
  </office:meta>
</office:document-meta>
</file>